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1.504cm" style:rel-column-width="28837*"/>
    </style:style>
    <style:style style:name="Table5.B" style:family="table-column">
      <style:table-column-properties style:column-width="14.64cm" style:rel-column-width="36698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5" style:family="paragraph" style:parent-style-name="Table_20_Contents">
      <style:text-properties officeooo:paragraph-rsid="0395ff43"/>
    </style:style>
    <style:style style:name="P6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officeooo:paragraph-rsid="0399ad07"/>
    </style:style>
    <style:style style:name="P9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b8181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99ad07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ce3001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" style:family="text">
      <style:text-properties officeooo:rsid="03b8181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3bb832f"/>
    </style:style>
    <style:style style:name="T21" style:family="text">
      <style:text-properties style:font-name="Courier New" officeooo:rsid="03c0cd42"/>
    </style:style>
    <style:style style:name="T22" style:family="text">
      <style:text-properties officeooo:rsid="03acf890"/>
    </style:style>
    <style:style style:name="T23" style:family="text">
      <style:text-properties officeooo:rsid="03bcc2cc"/>
    </style:style>
    <style:style style:name="T24" style:family="text">
      <style:text-properties style:font-name="Courier New" officeooo:rsid="03acf890"/>
    </style:style>
    <style:style style:name="T25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8</text:span></text:span><text:span text:style-name="Default_20_Paragraph_20_Font"><text:span text:style-name="T7">.</text:span></text:span><text:span text:style-name="Default_20_Paragraph_20_Font"><text:span text:style-name="T6">0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lugin <text:span text:style-name="T10">properties</text:span></text:p>
          </table:table-cell>
          <table:table-cell table:style-name="Table5.B1" office:value-type="string">
            <text:p text:style-name="P4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2">assert(condition [, message]);</text:span></text:span></text:p>
          </table:table-cell>
          <table:table-cell table:style-name="Table5.B2" office:value-type="string">
            <text:p text:style-name="P5"><text:span text:style-name="Source_20_Text"><text:span text:style-name="T13">c</text:span></text:span><text:span text:style-name="Source_20_Text"><text:span text:style-name="T14">elestra.</text:span></text:span><text:span text:style-name="Source_20_Text"><text:span text:style-name="T15">assert(condition [, message]);</text:span></text:span></text:p>
          </table:table-cell>
        </table:table-row>
        <table:table-row table:style-name="Table5.3">
          <table:table-cell table:style-name="Table5.A3" office:value-type="string">
            <text:p text:style-name="P6"><text:span text:style-name="Source_20_Text"><text:span text:style-name="T16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7"><text:span text:style-name="Source_20_Text"><text:span text:style-name="T16">assert.deepEqual(value1, value2 [, message]);</text:span></text:span></text:p>
          </table:table-cell>
          <table:table-cell table:style-name="Table5.B4" office:value-type="string">
            <text:p text:style-name="P8"><text:span text:style-name="Source_20_Text"><text:span text:style-name="T12">celestra.deepStrictEqual(value1, value2 [, message]);</text:span></text:span><text:span text:style-name="T12"> </text:span><text:span text:style-name="T17">or</text:span></text:p>
            <text:p text:style-name="P8"><text:span text:style-name="Source_20_Text"><text:span text:style-name="T12">celestra.assertDeepEqual(value1, value2 [, message]);</text:span></text:span></text:p>
          </table:table-cell>
        </table:table-row>
        <table:table-row table:style-name="Table5.5">
          <table:table-cell table:style-name="Table5.A3" office:value-type="string">
            <text:p text:style-name="P9">assert.doesNotMatch(s<text:span text:style-name="T18">tring</text:span>, r<text:span text:style-name="T18">egexp</text:span>, m<text:span text:style-name="T18">essage</text:span>);</text:p>
          </table:table-cell>
          <table:table-cell table:style-name="Table5.B5" office:value-type="string">
            <text:p text:style-name="P10"><text:span text:style-name="T18">celestra</text:span>.<text:span text:style-name="T18">assertD</text:span>oesNotMatch(s<text:span text:style-name="T18">tring</text:span>, r<text:span text:style-name="T18">egexp</text:span>, m<text:span text:style-name="T18">essage</text:span>);</text:p>
          </table:table-cell>
        </table:table-row>
        <table:table-row table:style-name="Table5.6">
          <table:table-cell table:style-name="Table5.A3" office:value-type="string">
            <text:p text:style-name="P7"><text:span text:style-name="Source_20_Text"><text:span text:style-name="T16">assert.equal(value1, value2 [, message]);</text:span></text:span></text:p>
          </table:table-cell>
          <table:table-cell table:style-name="Table5.B6" office:value-type="string">
            <text:p text:style-name="P11"><text:span text:style-name="Source_20_Text"><text:span text:style-name="T16">celestra.assertStrictEqual(value1, value2 [, message]);</text:span></text:span> <text:span text:style-name="T19">or</text:span></text:p>
            <text:p text:style-name="P11"><text:span text:style-name="Source_20_Text"><text:span text:style-name="T16">celestra.assertEqual(value1, value2 [, message]);</text:span></text:span></text:p>
          </table:table-cell>
        </table:table-row>
        <table:table-row table:style-name="Table5.7">
          <table:table-cell table:style-name="Table5.A3" office:value-type="string">
            <text:p text:style-name="P9">assert.fail(m<text:span text:style-name="T18">essage </text:span><text:span text:style-name="T20">OR error</text:span>);</text:p>
          </table:table-cell>
          <table:table-cell table:style-name="Table5.B7" office:value-type="string">
            <text:p text:style-name="P12">celestra.assertFail(m<text:span text:style-name="T18">essage </text:span><text:span text:style-name="T20">OR error</text:span>);</text:p>
          </table:table-cell>
        </table:table-row>
        <table:table-row table:style-name="Table5.8">
          <table:table-cell table:style-name="Table5.A3" office:value-type="string">
            <text:p text:style-name="P13"><text:span text:style-name="Source_20_Text"><text:span text:style-name="T16">assert.</text:span></text:span><text:span text:style-name="Source_20_Text"><text:span text:style-name="T21">instanceOf</text:span></text:span><text:span text:style-name="Source_20_Text"><text:span text:style-name="T16">(value, </text:span></text:span><text:span text:style-name="Source_20_Text"><text:span text:style-name="T21">constructor</text:span></text:span><text:span text:style-name="Source_20_Text"><text:span text:style-name="T16"> [, message]);</text:span></text:span></text:p>
          </table:table-cell>
          <table:table-cell table:style-name="Table5.B8" office:value-type="string">
            <text:p text:style-name="P13"><text:span text:style-name="Source_20_Text"><text:span text:style-name="T16">celestra.assert</text:span></text:span><text:span text:style-name="Source_20_Text"><text:span text:style-name="T21">InstanceOf</text:span></text:span><text:span text:style-name="Source_20_Text"><text:span text:style-name="T16">(value, </text:span></text:span><text:span text:style-name="Source_20_Text"><text:span text:style-name="T21">constructor</text:span></text:span><text:span text:style-name="Source_20_Text"><text:span text:style-name="T16"> [, message]);</text:span></text:span></text:p>
          </table:table-cell>
        </table:table-row>
        <table:table-row table:style-name="Table5.9">
          <table:table-cell table:style-name="Table5.A3" office:value-type="string">
            <text:p text:style-name="P7"><text:span text:style-name="Source_20_Text"><text:span text:style-name="T16">assert.isFalse(condition [, message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2">celestra.assertFalse(condition [, message]);</text:span></text:span></text:p>
          </table:table-cell>
        </table:table-row>
        <table:table-row table:style-name="Table5.10">
          <table:table-cell table:style-name="Table5.A3" office:value-type="string">
            <text:p text:style-name="P7"><text:span text:style-name="Source_20_Text"><text:span text:style-name="T16">assert.isNil(value [, message]);</text:span></text:span></text:p>
          </table:table-cell>
          <table:table-cell table:style-name="Table5.B10" office:value-type="string">
            <text:p text:style-name="P7"><text:span text:style-name="Source_20_Text"><text:span text:style-name="T16">celestra.assertIsNil(value [, message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2">assert.isNotNil(value [, message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]);</text:span></text:span></text:p>
          </table:table-cell>
        </table:table-row>
        <table:table-row table:style-name="Table5.12">
          <table:table-cell table:style-name="Table5.A3" office:value-type="string">
            <text:p text:style-name="P9"><text:span text:style-name="Source_20_Text"><text:span text:style-name="T16">assert.isTrue(condition [, message]);</text:span></text:span></text:p>
          </table:table-cell>
          <table:table-cell table:style-name="Table5.B12" office:value-type="string">
            <text:p text:style-name="P9"><text:span text:style-name="Source_20_Text"><text:span text:style-name="T16">celestra.assertTrue(condition [, message]);</text:span></text:span></text:p>
          </table:table-cell>
        </table:table-row>
        <table:table-row table:style-name="Table5.13">
          <table:table-cell table:style-name="Table5.A3" office:value-type="string">
            <text:p text:style-name="P9">assert.match(s<text:span text:style-name="T18">tring</text:span>, r<text:span text:style-name="T18">egexp</text:span>, m<text:span text:style-name="T18">essage</text:span>);</text:p>
          </table:table-cell>
          <table:table-cell table:style-name="Table5.B13" office:value-type="string">
            <text:p text:style-name="P10"><text:span text:style-name="T18">celestra</text:span>.assertMatch(s<text:span text:style-name="T18">tring</text:span>,r<text:span text:style-name="T18">egexp</text:span>, m<text:span text:style-name="T18">essage</text:span>);</text:p>
          </table:table-cell>
        </table:table-row>
        <table:table-row table:style-name="Table5.14">
          <table:table-cell table:style-name="Table5.A3" office:value-type="string">
            <text:p text:style-name="P9"><text:span text:style-name="Source_20_Text"><text:span text:style-name="T16">assert.notDeepEqual(value1, value2 [, message]);</text:span></text:span></text:p>
          </table:table-cell>
          <table:table-cell table:style-name="Table5.B14" office:value-type="string">
            <text:p text:style-name="P11"><text:span text:style-name="Source_20_Text"><text:span text:style-name="T16">celestra.assertNotDeepStrictEqual(value1, value2 [, message]);</text:span></text:span> <text:span text:style-name="T19">or</text:span></text:p>
            <text:p text:style-name="P14"><text:span text:style-name="Source_20_Text"><text:span text:style-name="T16">celestra.assertNotDeepEqual(value1, value2 [, message]);</text:span></text:span></text:p>
          </table:table-cell>
        </table:table-row>
        <table:table-row table:style-name="Table5.15">
          <table:table-cell table:style-name="Table5.A3" office:value-type="string">
            <text:p text:style-name="P9"><text:span text:style-name="Source_20_Text"><text:span text:style-name="T16">assert.notEqual(value1, value2 [, message]);</text:span></text:span></text:p>
          </table:table-cell>
          <table:table-cell table:style-name="Table5.B15" office:value-type="string">
            <text:p text:style-name="P11"><text:span text:style-name="Source_20_Text"><text:span text:style-name="T16">celestra.assertNotStrictEqual(value1, value2 [, message]);</text:span></text:span> <text:span text:style-name="T19">or</text:span></text:p>
            <text:p text:style-name="P11"><text:span text:style-name="Source_20_Text"><text:span text:style-name="T16">celestra.assertNotEqual(value1, value2 [, message]);</text:span></text:span></text:p>
          </table:table-cell>
        </table:table-row>
        <table:table-row table:style-name="Table5.16">
          <table:table-cell table:style-name="Table5.A3" office:value-type="string">
            <text:p text:style-name="P13"><text:span text:style-name="Source_20_Text"><text:span text:style-name="T16">assert.</text:span></text:span><text:span text:style-name="Source_20_Text"><text:span text:style-name="T21">notInstanceOf</text:span></text:span><text:span text:style-name="Source_20_Text"><text:span text:style-name="T16">(value, </text:span></text:span><text:span text:style-name="Source_20_Text"><text:span text:style-name="T21">constructor</text:span></text:span><text:span text:style-name="Source_20_Text"><text:span text:style-name="T16"> [, message]);</text:span></text:span></text:p>
          </table:table-cell>
          <table:table-cell table:style-name="Table5.B16" office:value-type="string">
            <text:p text:style-name="P13"><text:span text:style-name="Source_20_Text"><text:span text:style-name="T16">celestra.assert</text:span></text:span><text:span text:style-name="Source_20_Text"><text:span text:style-name="T21">NotInstanceOf</text:span></text:span><text:span text:style-name="Source_20_Text"><text:span text:style-name="T16">(value, </text:span></text:span><text:span text:style-name="Source_20_Text"><text:span text:style-name="T21">constructor</text:span></text:span><text:span text:style-name="Source_20_Text"><text:span text:style-name="T16"> [, message]);</text:span></text:span></text:p>
          </table:table-cell>
        </table:table-row>
        <table:table-row table:style-name="Table5.17">
          <table:table-cell table:style-name="Table5.A3" office:value-type="string">
            <text:p text:style-name="P9"><text:span text:style-name="Source_20_Text"><text:span text:style-name="T16">assert.notStrictEqual(value1, value2 [, message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]);</text:span></text:span></text:p>
          </table:table-cell>
        </table:table-row>
        <table:table-row table:style-name="Table5.18">
          <table:table-cell table:style-name="Table5.A3" office:value-type="string">
            <text:p text:style-name="P9"><text:span text:style-name="Source_20_Text"><text:span text:style-name="T16">assert.notType</text:span></text:span><text:span text:style-name="Source_20_Text"><text:span text:style-name="T21">Of</text:span></text:span><text:span text:style-name="Source_20_Text"><text:span text:style-name="T16">(value, type [, message]);</text:span></text:span></text:p>
          </table:table-cell>
          <table:table-cell table:style-name="Table5.B18" office:value-type="string">
            <text:p text:style-name="P9"><text:span text:style-name="Source_20_Text"><text:span text:style-name="T16">celestra.assertNotType</text:span></text:span><text:span text:style-name="Source_20_Text"><text:span text:style-name="T21">Of</text:span></text:span><text:span text:style-name="Source_20_Text"><text:span text:style-name="T16">(value, type [, message]);</text:span></text:span></text:p>
          </table:table-cell>
        </table:table-row>
        <table:table-row table:style-name="Table5.19">
          <table:table-cell table:style-name="Table5.A3" office:value-type="string">
            <text:p text:style-name="P9"><text:span text:style-name="Source_20_Text"><text:span text:style-name="T16">assert.ok(condition [, message]);</text:span></text:span></text:p>
          </table:table-cell>
          <table:table-cell table:style-name="Table5.B19" office:value-type="string">
            <text:p text:style-name="P9"><text:span text:style-name="Source_20_Text"><text:span text:style-name="T16">celestra.assert(condition [, message]);</text:span></text:span></text:p>
          </table:table-cell>
        </table:table-row>
        <table:table-row table:style-name="Table5.20">
          <table:table-cell table:style-name="Table5.A20" office:value-type="string">
            <text:p text:style-name="P9"><text:span text:style-name="Source_20_Text"><text:span text:style-name="T16">assert.strictEqual(value1, value2 [, message]);</text:span></text:span></text:p>
          </table:table-cell>
          <table:table-cell table:style-name="Table5.B20" office:value-type="string">
            <text:p text:style-name="P9"><text:span text:style-name="Source_20_Text"><text:span text:style-name="T16">celestra.assertStrictEqual(value1, value2 [, message]);</text:span></text:span></text:p>
          </table:table-cell>
        </table:table-row>
        <table:table-row table:style-name="Table5.21">
          <table:table-cell table:style-name="Table5.A21" office:value-type="string">
            <text:p text:style-name="P15"><text:span text:style-name="T22">assert.</text:span><text:span text:style-name="T23">T</text:span>hrows<text:span text:style-name="T22">(callback </text:span><text:span text:style-name="Source_20_Text"><text:span text:style-name="T24">[, message]);</text:span></text:span></text:p>
          </table:table-cell>
          <table:table-cell table:style-name="Table5.B21" office:value-type="string">
            <text:p text:style-name="P16"><text:span text:style-name="T25">c</text:span>elestra.assertThrows(callback <text:span text:style-name="Source_20_Text"><text:span text:style-name="T16">[, message]);</text:span></text:span></text:p>
          </table:table-cell>
        </table:table-row>
        <table:table-row table:style-name="Table5.22">
          <table:table-cell table:style-name="Table5.A22" office:value-type="string">
            <text:p text:style-name="P9"><text:span text:style-name="Source_20_Text"><text:span text:style-name="T16">assert.type</text:span></text:span><text:span text:style-name="Source_20_Text"><text:span text:style-name="T21">Of</text:span></text:span><text:span text:style-name="Source_20_Text"><text:span text:style-name="T16">(value, type [, message]);</text:span></text:span></text:p>
          </table:table-cell>
          <table:table-cell table:style-name="Table5.B22" office:value-type="string">
            <text:p text:style-name="P9"><text:span text:style-name="Source_20_Text"><text:span text:style-name="T16">celestra.assertType</text:span></text:span><text:span text:style-name="Source_20_Text"><text:span text:style-name="T21">Of</text:span></text:span><text:span text:style-name="Source_20_Text"><text:span text:style-name="T16">(value, type [, message]);</text:span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344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192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5T13:58:32.502908800</dc:date>
    <meta:print-date>2025-07-24T13:51:47.255906900</meta:print-date>
    <meta:editing-cycles>980</meta:editing-cycles>
    <meta:editing-duration>P1DT3H43M49S</meta:editing-duration>
    <meta:printed-by>PDF files</meta:printed-by>
    <meta:document-statistic meta:table-count="1" meta:image-count="0" meta:object-count="0" meta:page-count="1" meta:paragraph-count="50" meta:word-count="196" meta:character-count="2329" meta:non-whitespace-character-count="2181"/>
    <meta:template xlink:type="simple" xlink:actuate="onRequest" xlink:title="" xlink:href="Normal.dotm"/>
  </office:meta>
</office:document-meta>
</file>